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/>
      <style:text-properties style:font-name="Droid Serif" fo:font-size="10pt" officeooo:rsid="003416a4" officeooo:paragraph-rsid="0004c4fd" style:font-size-asian="10pt" style:font-size-complex="10pt"/>
    </style:style>
    <style:style style:name="P2" style:family="paragraph" style:parent-style-name="Standard">
      <style:paragraph-properties fo:padding="0cm" fo:border="none"/>
      <style:text-properties style:font-name="Droid Serif" fo:font-size="10pt" officeooo:rsid="00212bf9" officeooo:paragraph-rsid="0004c4fd" style:font-size-asian="10pt" style:font-size-complex="10pt"/>
    </style:style>
    <style:style style:name="P3" style:family="paragraph" style:parent-style-name="Standard">
      <style:paragraph-properties fo:padding="0cm" fo:border="none"/>
      <style:text-properties style:font-name="Droid Serif" fo:font-size="10pt" officeooo:rsid="00221b81" officeooo:paragraph-rsid="0004c4fd" style:font-size-asian="10pt" style:font-size-complex="10pt"/>
    </style:style>
    <style:style style:name="P4" style:family="paragraph" style:parent-style-name="Standard">
      <style:paragraph-properties fo:padding="0cm" fo:border="none"/>
      <style:text-properties style:font-name="Droid Serif" fo:font-size="10pt" officeooo:rsid="00233199" officeooo:paragraph-rsid="0004c4fd" style:font-size-asian="10pt" style:font-size-complex="10pt"/>
    </style:style>
    <style:style style:name="P5" style:family="paragraph" style:parent-style-name="Standard">
      <style:paragraph-properties fo:padding="0cm" fo:border="none"/>
      <style:text-properties style:font-name="Droid Serif" fo:font-size="10pt" officeooo:paragraph-rsid="0004c4fd" style:font-size-asian="10pt" style:font-size-complex="10pt"/>
    </style:style>
    <style:style style:name="P6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04c4fd" style:font-size-asian="10pt" style:font-size-complex="10pt"/>
    </style:style>
    <style:style style:name="P7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04c4fd" style:font-name-asian="Cambria" style:font-size-asian="10pt" style:font-name-complex="Cambria" style:font-size-complex="10pt"/>
    </style:style>
    <style:style style:name="P8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143618" style:font-name-asian="Cambria" style:font-size-asian="10pt" style:font-name-complex="Cambria" style:font-size-complex="10pt"/>
    </style:style>
    <style:style style:name="P9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15501e" style:font-name-asian="Cambria" style:font-size-asian="10pt" style:font-name-complex="Cambria" style:font-size-complex="10pt"/>
    </style:style>
    <style:style style:name="P10" style:family="paragraph" style:parent-style-name="Standard">
      <style:paragraph-properties fo:text-align="center" style:justify-single-word="false" fo:padding="0cm" fo:border="none"/>
      <style:text-properties fo:font-variant="normal" fo:text-transform="none" style:font-name="Droid Serif" fo:font-size="16pt" officeooo:paragraph-rsid="0004c4fd" style:font-size-asian="16pt" style:font-size-complex="16pt"/>
    </style:style>
    <style:style style:name="P11" style:family="paragraph" style:parent-style-name="Standard">
      <style:paragraph-properties fo:padding="0cm" fo:border="none"/>
      <style:text-properties fo:font-variant="normal" fo:text-transform="none" style:font-name="Droid Serif" fo:font-size="16pt" officeooo:paragraph-rsid="0004c4fd" style:font-size-asian="16pt" style:font-size-complex="16pt"/>
    </style:style>
    <style:style style:name="P12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04c4fd" style:font-name-asian="Cambria" style:font-size-asian="10pt" style:font-name-complex="Cambria" style:font-size-complex="10pt"/>
    </style:style>
    <style:style style:name="P13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1ab3cd" style:font-name-asian="Cambria" style:font-size-asian="10pt" style:font-name-complex="Cambria" style:font-size-complex="10pt"/>
    </style:style>
    <style:style style:name="P14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15501e" style:font-name-asian="Cambria" style:font-size-asian="10pt" style:font-name-complex="Cambria" style:font-size-complex="10pt"/>
    </style:style>
    <style:style style:name="P15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1f3ea6" style:font-name-asian="Cambria" style:font-size-asian="10pt" style:font-name-complex="Cambria" style:font-size-complex="10pt"/>
    </style:style>
    <style:style style:name="P16" style:family="paragraph" style:parent-style-name="Standard">
      <style:paragraph-properties fo:padding="0cm" fo:border="none"/>
      <style:text-properties fo:font-variant="normal" fo:text-transform="none" style:font-name="Droid Serif" fo:font-size="10pt" officeooo:rsid="00143618" officeooo:paragraph-rsid="0015501e" style:font-name-asian="Cambria" style:font-size-asian="8.75pt" style:font-name-complex="Cambria" style:font-size-complex="10pt"/>
    </style:style>
    <style:style style:name="P17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04c4fd" style:font-size-asian="10pt" style:font-size-complex="10pt"/>
    </style:style>
    <style:style style:name="P18" style:family="paragraph" style:parent-style-name="Standard">
      <style:paragraph-properties fo:padding="0cm" fo:border="none"/>
      <style:text-properties style:font-name="Droid Serif" fo:font-size="10pt" officeooo:paragraph-rsid="0004c4fd" style:font-size-asian="10pt" style:font-size-complex="10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-asian="Cambria" style:font-name-complex="Cambria"/>
    </style:style>
    <style:style style:name="T3" style:family="text">
      <style:text-properties fo:font-variant="normal" fo:text-transform="none" officeooo:rsid="002041b4" style:font-name-asian="Cambria" style:font-name-complex="Cambria"/>
    </style:style>
    <style:style style:name="T4" style:family="text">
      <style:text-properties fo:font-variant="normal" fo:text-transform="none" officeooo:rsid="001fb503" style:font-name-asian="Cambria" style:font-name-complex="Cambria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Cambria" style:font-style-asian="normal" style:font-weight-asian="normal" style:font-name-complex="Cambria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041b4" style:font-name-asian="Cambria" style:font-style-asian="normal" style:font-weight-asian="normal" style:font-name-complex="Cambria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fb503" style:font-name-asian="Cambria" style:font-style-asian="normal" style:font-weight-asian="normal" style:font-name-complex="Cambria"/>
    </style:style>
    <style:style style:name="T8" style:family="text">
      <style:text-properties fo:font-variant="normal" fo:text-transform="none" fo:font-size="16pt" officeooo:rsid="00130ccc" style:font-name-asian="Cambria" style:font-size-asian="14pt" style:font-name-complex="Cambria" style:font-size-complex="16pt"/>
    </style:style>
    <style:style style:name="T9" style:family="text">
      <style:text-properties fo:font-variant="normal" fo:text-transform="none" fo:font-size="16pt" officeooo:rsid="00155adc" style:font-name-asian="Cambria" style:font-size-asian="14pt" style:font-name-complex="Cambria" style:font-size-complex="16pt"/>
    </style:style>
    <style:style style:name="T10" style:family="text">
      <style:text-properties fo:font-variant="normal" fo:text-transform="none" fo:font-size="16pt" officeooo:rsid="00172d90" style:font-name-asian="Cambria" style:font-size-asian="14pt" style:font-name-complex="Cambria" style:font-size-complex="16pt"/>
    </style:style>
    <style:style style:name="T11" style:family="text">
      <style:text-properties fo:font-variant="normal" fo:text-transform="none" style:font-name="Droid Serif" fo:font-size="10pt" officeooo:rsid="00143618" style:font-name-asian="Cambria" style:font-size-asian="10pt" style:font-name-complex="Cambria" style:font-size-complex="10pt"/>
    </style:style>
    <style:style style:name="T12" style:family="text">
      <style:text-properties officeooo:rsid="00221b81"/>
    </style:style>
    <style:style style:name="T13" style:family="text">
      <style:text-properties officeooo:rsid="003416a4"/>
    </style:style>
    <style:style style:name="T14" style:family="text">
      <style:text-properties officeooo:rsid="0023b796"/>
    </style:style>
    <style:style style:name="T15" style:family="text">
      <style:text-properties officeooo:rsid="00363174"/>
    </style:style>
    <style:style style:name="T16" style:family="text">
      <style:text-properties officeooo:rsid="0009e7e4"/>
    </style:style>
    <style:style style:name="T17" style:family="text">
      <style:text-properties officeooo:rsid="000c266d"/>
    </style:style>
    <style:style style:name="T18" style:family="text">
      <style:text-properties officeooo:rsid="000d1a6a"/>
    </style:style>
    <style:style style:name="T19" style:family="text">
      <style:text-properties officeooo:rsid="000f4a8e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1fb503" style:font-size-asian="16pt" style:font-size-complex="16pt"/>
    </style:style>
    <style:style style:name="T22" style:family="text">
      <style:text-properties fo:font-size="16pt" officeooo:rsid="00221b81" style:font-size-asian="16pt" style:font-size-complex="16pt"/>
    </style:style>
    <style:style style:name="T23" style:family="text">
      <style:text-properties fo:font-size="16pt" officeooo:rsid="001ab3cd" style:font-size-asian="14pt" style:font-size-complex="16pt"/>
    </style:style>
    <style:style style:name="T24" style:family="text">
      <style:text-properties fo:font-size="16pt" officeooo:rsid="001c23ba" style:font-size-asian="14pt" style:font-size-complex="16pt"/>
    </style:style>
    <style:style style:name="T25" style:family="text">
      <style:text-properties officeooo:rsid="0015501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dimensionais</text:p>
      <text:p text:style-name="P6"/>
      <text:p text:style-name="P6"><text:tab/><text:span text:style-name="T20">Numero de Reynolds</text:span></text:p>
      <text:p text:style-name="P6"/>
      <text:p text:style-name="P6">ρ = densidade</text:p>
      <text:p text:style-name="P6">μ = viscosidade absoluta</text:p>
      <text:p text:style-name="P6">v = velocidade média do fluido</text:p>
      <text:p text:style-name="P6">D = diametro do tubo</text:p>
      <text:p text:style-name="P6"/>
      <text:p text:style-name="P5"><text:span text:style-name="T1"><text:tab/></text:span><text:span text:style-name="T2"><draw:frame draw:style-name="fr1" draw:name="Object21" text:anchor-type="as-char" svg:y="-0.388cm" svg:width="2.364cm" svg:height="0.52cm" draw:z-index="4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7"/>
      <text:p text:style-name="P5"><text:span text:style-name="T1"><text:tab/></text:span><text:span text:style-name="T2"><draw:frame draw:style-name="fr1" draw:name="Object20" text:anchor-type="as-char" svg:y="-0.437cm" svg:width="6.615cm" svg:height="0.557cm" draw:z-index="5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7"/>
      <text:p text:style-name="P7"/>
      <text:p text:style-name="P6"><text:tab/><text:span text:style-name="T20">Numero de Euler</text:span></text:p>
      <text:p text:style-name="P6"/>
      <text:p text:style-name="P6">ρ = Densidade</text:p>
      <text:p text:style-name="P6">P = Pressão</text:p>
      <text:p text:style-name="P6">v = Velocidade</text:p>
      <text:p text:style-name="P6"/>
      <text:p text:style-name="P5"><text:span text:style-name="T1"><text:tab/></text:span><text:span text:style-name="T2"><draw:frame draw:style-name="fr1" draw:name="Object22" text:anchor-type="as-char" svg:y="-0.437cm" svg:width="1.967cm" svg:height="0.545cm" draw:z-index="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7"/>
      <text:p text:style-name="P5"><text:span text:style-name="T1"><text:tab/></text:span><text:span text:style-name="T2"><draw:frame draw:style-name="fr1" draw:name="Object23" text:anchor-type="as-char" svg:y="-0.437cm" svg:width="6.047cm" svg:height="0.559cm" draw:z-index="7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7"/>
      <text:p text:style-name="P7"/>
      <text:p text:style-name="P6"><text:tab/><text:span text:style-name="T20">Numero de Weber</text:span></text:p>
      <text:p text:style-name="P6"/>
      <text:p text:style-name="P6">ρ = Densidade do fluido</text:p>
      <text:p text:style-name="P6">v = Velocidade do objeto flutuante</text:p>
      <text:p text:style-name="P6">σ = Tensão superficial do fluido</text:p>
      <text:p text:style-name="P6"><text:span text:style-name="T16">l</text:span> = Comprimento</text:p>
      <text:p text:style-name="P6"/>
      <text:p text:style-name="P5"><text:span text:style-name="T1"><text:tab/></text:span><text:span text:style-name="T2"><draw:frame draw:style-name="fr1" draw:name="Object24" text:anchor-type="as-char" svg:y="-0.697cm" svg:width="2.133cm" svg:height="0.857cm" draw:z-index="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7"/>
      <text:p text:style-name="P5"><text:span text:style-name="T1"><text:tab/></text:span><text:span text:style-name="T2"><draw:frame draw:style-name="fr1" draw:name="Object25" text:anchor-type="as-char" svg:y="-0.713cm" svg:width="4.519cm" svg:height="1.152cm" draw:z-index="9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7"/>
      <text:p text:style-name="P7"/>
      <text:p text:style-name="P6"><text:tab/><text:span text:style-name="T20">Numero de Froude</text:span></text:p>
      <text:p text:style-name="P6"/>
      <text:p text:style-name="P6">v = Velocidade</text:p>
      <text:p text:style-name="P6">g = Aceleração da gravidade</text:p>
      <text:p text:style-name="P6"><text:span text:style-name="T17">l</text:span> = Comprimento</text:p>
      <text:p text:style-name="P6"/>
      <text:p text:style-name="P5"><text:span text:style-name="T1"><text:tab/></text:span><text:span text:style-name="T2"><draw:frame draw:style-name="fr1" draw:name="Object26" text:anchor-type="as-char" svg:y="-0.621cm" svg:width="1.873cm" svg:height="1.035cm" draw:z-index="1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7"/>
      <text:p text:style-name="P5"><text:span text:style-name="T1"><text:tab/></text:span><text:span text:style-name="T2"><draw:frame draw:style-name="fr1" draw:name="Object27" text:anchor-type="as-char" svg:y="-0.681cm" svg:width="3.087cm" svg:height="1.192cm" draw:z-index="11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7"/>
      <text:p text:style-name="P7"/>
      <text:p text:style-name="P7"/>
      <text:p text:style-name="P7"/>
      <text:p text:style-name="P7"/>
      <text:p text:style-name="P6"><text:soft-page-break/><text:tab/><text:span text:style-name="T20">Orbita dos planetas</text:span></text:p>
      <text:p text:style-name="P6"/>
      <text:p text:style-name="P6">m = massa do planeta</text:p>
      <text:p text:style-name="P6"><text:span text:style-name="T18">t</text:span> = período de translação</text:p>
      <text:p text:style-name="P6">G = constante de gravitação universal</text:p>
      <text:p text:style-name="P6">R = raio da órbita</text:p>
      <text:p text:style-name="P6"/>
      <text:p text:style-name="P5"><text:span text:style-name="T1"><text:tab/></text:span><text:span text:style-name="T2"><draw:frame draw:style-name="fr1" draw:name="Object28" text:anchor-type="as-char" svg:y="-0.681cm" svg:width="1.469cm" svg:height="1.12cm" draw:z-index="12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7"/>
      <text:p text:style-name="P5"><text:span text:style-name="T1"><text:tab/></text:span><text:span text:style-name="T2"><draw:frame draw:style-name="fr1" draw:name="Object29" text:anchor-type="as-char" svg:y="-0.713cm" svg:width="4.822cm" svg:height="1.182cm" draw:z-index="1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5"><text:span text:style-name="T2"/></text:p>
      <text:p text:style-name="P6">Refazendo os cálculos usando a massa do Sol, o adimensional permanece constante</text:p>
      <text:p text:style-name="P6"/>
      <text:p text:style-name="P6"><text:tab/><text:span text:style-name="T20">Barra de aço</text:span></text:p>
      <text:p text:style-name="P6"/>
      <text:p text:style-name="P6">σ = tensão de escoamento</text:p>
      <text:p text:style-name="P6">k = constante elástica</text:p>
      <text:p text:style-name="P6"><text:span text:style-name="T19">l</text:span> = comprimento</text:p>
      <text:p text:style-name="P6"/>
      <text:p text:style-name="P5"><text:span text:style-name="T1"><text:tab/></text:span><text:span text:style-name="T2">σ⋅d</text:span><text:span text:style-name="T5">⋅</text:span><text:span text:style-name="T2">k</text:span><text:span text:style-name="T2"><draw:frame draw:style-name="fr1" draw:name="Object30" text:anchor-type="as-char" svg:y="-0.621cm" svg:width="0.833cm" svg:height="1cm" draw:z-index="14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"/>
      <text:p text:style-name="P5"><text:span text:style-name="T1"><text:tab/></text:span><text:span text:style-name="T2"><draw:frame draw:style-name="fr1" draw:name="Object31" text:anchor-type="as-char" svg:y="-0.713cm" svg:width="3.602cm" svg:height="1.182cm" draw:z-index="15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7"/>
      <text:p text:style-name="P5"><text:span text:style-name="T2"><text:tab/></text:span><text:span text:style-name="T8">Estruturas de material resistente </text:span><text:span text:style-name="T9">ao </text:span><text:span text:style-name="T10">próprio peso</text:span></text:p>
      <text:p text:style-name="P7"/>
      <text:p text:style-name="P7"><draw:frame draw:style-name="fr1" draw:name="Object37" text:anchor-type="as-char" svg:y="-0.377cm" svg:width="3.411cm" svg:height="0.485cm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7"><draw:frame draw:style-name="fr1" draw:name="Object38" text:anchor-type="as-char" svg:y="-0.377cm" svg:width="6.759cm" svg:height="0.469cm" draw:z-index="3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7"><draw:frame draw:style-name="fr1" draw:name="Object39" text:anchor-type="as-char" svg:y="-0.377cm" svg:width="5.771cm" svg:height="0.469cm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7"><draw:frame draw:style-name="fr1" draw:name="Object40" text:anchor-type="as-char" svg:y="-0.377cm" svg:width="2.933cm" svg:height="0.469cm" draw:z-index="3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7"/>
      <text:p text:style-name="P7"><draw:frame draw:style-name="fr1" draw:name="Object41" text:anchor-type="as-char" svg:y="-1.145cm" svg:width="10.086cm" svg:height="2.041cm" draw:z-index="35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7"/>
      <text:p text:style-name="P7"><draw:frame draw:style-name="fr2" draw:name="Object46" text:anchor-type="as-char" svg:y="-0.958cm" svg:width="7.883cm" svg:height="1.663cm" draw:z-index="42"><draw:object xlink:href="./Object 46" xlink:type="simple" xlink:show="embed" xlink:actuate="onLoad"/><draw:image xlink:href="./ObjectReplacements/Object 46" xlink:type="simple" xlink:show="embed" xlink:actuate="onLoad"/></draw:frame></text:p>
      <text:p text:style-name="P7"/>
      <text:p text:style-name="P8"><text:span text:style-name="T25">a solução do sistema é</text:span>:</text:p>
      <text:p text:style-name="P8"/>
      <text:p text:style-name="P13"><draw:frame draw:style-name="fr1" draw:name="Object42" text:anchor-type="as-char" svg:y="-0.416cm" svg:width="10.744cm" svg:height="0.57cm" draw:z-index="4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3"><draw:frame draw:style-name="fr1" draw:name="Object43" text:anchor-type="as-char" svg:y="-0.637cm" svg:width="1.658cm" svg:height="1.011cm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draw:frame draw:style-name="fr1" draw:name="Object45" text:anchor-type="as-char" svg:y="-0.713cm" svg:width="4.584cm" svg:height="1.182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9"/>
      <text:p text:style-name="P9"><draw:frame draw:style-name="fr1" draw:name="Object44" text:anchor-type="as-char" svg:y="-0.637cm" svg:width="1.565cm" svg:height="0.797cm" draw:z-index="36"><draw:object xlink:href="./Object 44" xlink:type="simple" xlink:show="embed" xlink:actuate="onLoad"/><draw:image xlink:href="./ObjectReplacements/Object 44" xlink:type="simple" xlink:show="embed" xlink:actuate="onLoad"/><svg:desc>formula</svg:desc></draw:frame><draw:frame draw:style-name="fr1" draw:name="Object47" text:anchor-type="as-char" svg:y="-0.713cm" svg:width="3.697cm" svg:height="1.182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9"/>
      <text:p text:style-name="P9"/>
      <text:p text:style-name="P9"><text:soft-page-break/><text:tab/><text:span text:style-name="T23">Ondas sonoras </text:span><text:span text:style-name="T24">em meio não sólido</text:span></text:p>
      <text:p text:style-name="P16"/>
      <text:p text:style-name="P16"><draw:frame draw:style-name="fr1" draw:name="Object48" text:anchor-type="as-char" svg:y="-0.377cm" svg:width="2.522cm" svg:height="0.485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6"><draw:frame draw:style-name="fr1" draw:name="Object49" text:anchor-type="as-char" svg:y="-0.377cm" svg:width="2.639cm" svg:height="0.469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6"><draw:frame draw:style-name="fr1" draw:name="Object50" text:anchor-type="as-char" svg:y="-0.377cm" svg:width="2.191cm" svg:height="0.469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16"><draw:frame draw:style-name="fr1" draw:name="Object51" text:anchor-type="as-char" svg:y="-1.145cm" svg:width="8.206cm" svg:height="2.041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6"/>
      <text:p text:style-name="P16"><draw:frame draw:style-name="fr2" draw:name="Object52" text:anchor-type="as-char" svg:y="-1.528cm" svg:width="6.646cm" svg:height="2.806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6"/>
      <text:p text:style-name="P15"><text:span text:style-name="T25">a solução do sistema é</text:span>:</text:p>
      <text:p text:style-name="P15"/>
      <text:p text:style-name="P15"><draw:frame draw:style-name="fr1" draw:name="Object53" text:anchor-type="as-char" svg:y="-0.416cm" svg:width="5.729cm" svg:height="0.57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5"><text:span text:style-name="T11"/></text:p>
      <text:p text:style-name="P15"><draw:frame draw:style-name="fr1" draw:name="Object56" text:anchor-type="as-char" svg:y="-0.697cm" svg:width="1.736cm" svg:height="0.857cm" draw:z-index="53"><draw:object xlink:href="./Object 56" xlink:type="simple" xlink:show="embed" xlink:actuate="onLoad"/><draw:image xlink:href="./ObjectReplacements/Object 56" xlink:type="simple" xlink:show="embed" xlink:actuate="onLoad"/><svg:desc>formula</svg:desc></draw:frame><draw:frame draw:style-name="fr1" draw:name="Object57" text:anchor-type="as-char" svg:y="-0.713cm" svg:width="3.826cm" svg:height="1.182cm" draw:z-index="54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6"/>
      <text:p text:style-name="P7"/>
      <text:p text:style-name="P6"><text:tab/><text:span text:style-name="T20">Musculação</text:span></text:p>
      <text:p text:style-name="P6"/>
      <text:p text:style-name="P6"><draw:frame draw:style-name="fr1" draw:name="Object33" text:anchor-type="as-char" svg:y="-0.377cm" svg:width="0.517cm" svg:height="0.469cm" draw:z-index="37"><draw:object xlink:href="./Object 33" xlink:type="simple" xlink:show="embed" xlink:actuate="onLoad"/><draw:image xlink:href="./ObjectReplacements/Object 33" xlink:type="simple" xlink:show="embed" xlink:actuate="onLoad"/><svg:desc>formula</svg:desc></draw:frame> = Ganho de massa por unidade de tempo no corpo inteiro</text:p>
      <text:p text:style-name="P6"><draw:frame draw:style-name="fr1" draw:name="Object34" text:anchor-type="as-char" svg:y="-0.383cm" svg:width="0.492cm" svg:height="0.474cm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 = Ganho de perímetro de braço por unidade de tempo</text:p>
      <text:p text:style-name="P6"><draw:frame draw:style-name="fr1" draw:name="Object35" text:anchor-type="as-char" svg:y="-0.377cm" svg:width="0.506cm" svg:height="0.469cm" draw:z-index="39"><draw:object xlink:href="./Object 35" xlink:type="simple" xlink:show="embed" xlink:actuate="onLoad"/><draw:image xlink:href="./ObjectReplacements/Object 35" xlink:type="simple" xlink:show="embed" xlink:actuate="onLoad"/><svg:desc>formula</svg:desc></draw:frame> = Força no braço (bíceps)</text:p>
      <text:p text:style-name="P6"/>
      <text:p text:style-name="P5"><text:span text:style-name="T1"><text:tab/></text:span><text:span text:style-name="T2"><draw:frame draw:style-name="fr1" draw:name="Object32" text:anchor-type="as-char" svg:y="-0.626cm" svg:width="1.028cm" svg:height="1.005cm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7"/>
      <text:p text:style-name="P5"><text:span text:style-name="T1"><text:tab/></text:span><text:span text:style-name="T2"><draw:frame draw:style-name="fr1" draw:name="Object36" text:anchor-type="as-char" svg:y="-0.713cm" svg:width="3.149cm" svg:height="1.182cm" draw:z-index="41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7"/>
      <text:p text:style-name="P6"><text:tab/><text:span text:style-name="T20">Circuito RC</text:span></text:p>
      <text:p text:style-name="P6"/>
      <text:p text:style-name="P6">C = capacitância elétrica</text:p>
      <text:p text:style-name="P6">R = Resistência elétrica</text:p>
      <text:p text:style-name="P6">t = Tempo</text:p>
      <text:p text:style-name="P6">f = frequência</text:p>
      <text:p text:style-name="P6"/>
      <text:p text:style-name="P5"><text:span text:style-name="T1"><text:tab/></text:span><text:span text:style-name="T2">C⋅R</text:span><text:span text:style-name="T5">⋅</text:span><text:span text:style-name="T2">t</text:span></text:p>
      <text:p text:style-name="P5"><text:span text:style-name="T1"><text:tab/></text:span><text:span text:style-name="T2">(M−1⋅L−2⋅T4⋅I2)⋅(M⋅L2⋅T−3⋅I−2)</text:span><text:span text:style-name="T5">⋅</text:span><text:span text:style-name="T6">(</text:span><text:span text:style-name="T2">T</text:span><text:span text:style-name="T3">)</text:span><text:span text:style-name="T2">=1</text:span></text:p>
      <text:p text:style-name="P7"/>
      <text:p text:style-name="P5"><text:span text:style-name="T1"><text:tab/></text:span><text:span text:style-name="T2">C⋅R⋅f</text:span></text:p>
      <text:p text:style-name="P5"><text:span text:style-name="T1"><text:tab/></text:span><text:span text:style-name="T2">(M−1⋅L−2⋅T4⋅I2)⋅(M⋅L2⋅T−3⋅I−2)⋅(T−1)=1</text:span></text:p>
      <text:p text:style-name="P7"/>
      <text:p text:style-name="P6"><text:tab/><text:span text:style-name="T20">Permeabilidade magnética e Permissividade elétrica e Velocidade</text:span></text:p>
      <text:p text:style-name="P6"/>
      <text:p text:style-name="P6"><text:soft-page-break/>μ = <text:s/>Permeabilidade magnética</text:p>
      <text:p text:style-name="P6">ε = <text:s/>Permissividade elétrica</text:p>
      <text:p text:style-name="P6">v = Velocidade</text:p>
      <text:p text:style-name="P6"/>
      <text:p text:style-name="P5"><text:span text:style-name="T1"><text:tab/></text:span><text:span text:style-name="T2">v2⋅μ⋅ε</text:span></text:p>
      <text:p text:style-name="P5"><text:span text:style-name="T1"><text:tab/></text:span><text:span text:style-name="T2">(L⋅T−1)2⋅(M⋅L⋅T−2⋅I−2)⋅(M−1⋅L−3⋅T4⋅I2)=1</text:span></text:p>
      <text:p text:style-name="P7"/>
      <text:p text:style-name="P6"><text:tab/><text:span text:style-name="T20">Detector de ouro</text:span></text:p>
      <text:p text:style-name="P6"/>
      <text:p text:style-name="P6">R = Resistência elétrica</text:p>
      <text:p text:style-name="P6">L = Indutância</text:p>
      <text:p text:style-name="P6">f = Frequência</text:p>
      <text:p text:style-name="P6"/>
      <text:p text:style-name="P5"><text:span text:style-name="T1"><text:tab/></text:span><text:span text:style-name="T2">L⋅f</text:span><text:span text:style-name="T5">⋅</text:span><text:span text:style-name="T2">R</text:span></text:p>
      <text:p text:style-name="P5"><text:span text:style-name="T1"><text:tab/></text:span><text:span text:style-name="T2">(M⋅L2⋅T−2I−2)⋅(T−1)</text:span><text:span text:style-name="T5">⋅</text:span><text:span text:style-name="T2">(M⋅L2⋅T−3⋅I−2)=1</text:span></text:p>
      <text:p text:style-name="P7"/>
      <text:p text:style-name="P6"><text:tab/><text:span text:style-name="T20">Mudança de estado físico e dilatação</text:span></text:p>
      <text:p text:style-name="P6"/>
      <text:p text:style-name="P6">Cs = Capacidade térmica sensível</text:p>
      <text:p text:style-name="P6">Cl = Capacidade térmica latente</text:p>
      <text:p text:style-name="P6">T = Temperatura</text:p>
      <text:p text:style-name="P6"/>
      <text:p text:style-name="P5"><text:span text:style-name="T1"><text:tab/></text:span><text:span text:style-name="T2">Cs⋅T</text:span><text:span text:style-name="T5">⋅</text:span><text:span text:style-name="T2">Cl</text:span></text:p>
      <text:p text:style-name="P5"><text:span text:style-name="T1"><text:tab/></text:span><text:span text:style-name="T2">(L2⋅T−2⋅Θ−1)⋅(Θ)</text:span><text:span text:style-name="T5">⋅</text:span><text:span text:style-name="T7">(</text:span><text:span text:style-name="T2">L2⋅T−2</text:span><text:span text:style-name="T4">)</text:span><text:span text:style-name="T2">=1</text:span></text:p>
      <text:p text:style-name="P7"/>
      <text:p text:style-name="P6">Cs = Capacidade térmica sensível</text:p>
      <text:p text:style-name="P6">Cl = Capacidade térmica latente</text:p>
      <text:p text:style-name="P6">α = Dilatação térmica</text:p>
      <text:p text:style-name="P6"/>
      <text:p text:style-name="P5"><text:span text:style-name="T1"><text:tab/></text:span><text:span text:style-name="T2">Cs</text:span><text:span text:style-name="T5">⋅</text:span><text:span text:style-name="T2">Cl/α</text:span></text:p>
      <text:p text:style-name="P5"><text:span text:style-name="T1"><text:tab/></text:span><text:span text:style-name="T2">(L2⋅T−2⋅Θ−1)(L2⋅T−2)/(Θ−1)=1</text:span></text:p>
      <text:p text:style-name="P7"/>
      <text:p text:style-name="P6"><text:tab/><text:span text:style-name="T20">Viscosidade, Capacidade térmica e Condutância térmica</text:span></text:p>
      <text:p text:style-name="P6"/>
      <text:p text:style-name="P6">μ = Viscosidade dinamica</text:p>
      <text:p text:style-name="P6">Cs = Capacidade térmica sensível</text:p>
      <text:p text:style-name="P6">C = Condutância térmica</text:p>
      <text:p text:style-name="P6"/>
      <text:p text:style-name="P5"><text:span text:style-name="T1"><text:tab/></text:span><text:span text:style-name="T2">μ⋅Cs</text:span><text:span text:style-name="T5">⋅</text:span><text:span text:style-name="T2">C</text:span></text:p>
      <text:p text:style-name="P5"><text:span text:style-name="T1"><text:tab/></text:span><text:span text:style-name="T2">(M⋅L−1⋅T−1)⋅(L2⋅T−2⋅Θ−1)</text:span><text:span text:style-name="T5">⋅</text:span><text:span text:style-name="T7">(</text:span><text:span text:style-name="T2">M⋅L⋅T−3⋅Θ−1</text:span><text:span text:style-name="T4">)</text:span><text:span text:style-name="T2">=1</text:span></text:p>
      <text:p text:style-name="P7"/>
      <text:p text:style-name="P6"><text:tab/><text:span text:style-name="T20">Tamanho máximo de gotas </text:span><text:span text:style-name="T21">liquidas</text:span></text:p>
      <text:p text:style-name="P6"/>
      <text:p text:style-name="P6">γ = Peso especifico</text:p>
      <text:p text:style-name="P6">σ = Tensão superficial</text:p>
      <text:p text:style-name="P6">D = Diâmetro máximo da gota de liquido</text:p>
      <text:p text:style-name="P6"/>
      <text:p text:style-name="P5"><text:span text:style-name="T1"><text:tab/></text:span><text:span text:style-name="T2">γ⋅D2</text:span><text:span text:style-name="T5">⋅</text:span><text:span text:style-name="T2">σ</text:span></text:p>
      <text:p text:style-name="P5"><text:span text:style-name="T1"><text:tab/></text:span><text:span text:style-name="T2">(M⋅L−2⋅T−2)⋅(L)</text:span><text:span text:style-name="T4">2</text:span><text:span text:style-name="T5">⋅</text:span><text:span text:style-name="T2">M⋅T−2=1</text:span></text:p>
      <text:p text:style-name="P7"/>
      <text:p text:style-name="P6"><text:tab/><text:span text:style-name="T20">Vibração de gota </text:span><text:span text:style-name="T21">liquida</text:span><text:span text:style-name="T20"> em gravidade zero</text:span></text:p>
      <text:p text:style-name="P6"/>
      <text:p text:style-name="P6">f = Frequência</text:p>
      <text:p text:style-name="P6">m = Massa</text:p>
      <text:p text:style-name="P6">σ = Tensão superficial</text:p>
      <text:p text:style-name="P6"/>
      <text:p text:style-name="P5"><text:span text:style-name="T1"><text:tab/></text:span><text:span text:style-name="T2">m⋅f2</text:span><text:span text:style-name="T5">⋅</text:span><text:span text:style-name="T2">σ</text:span></text:p>
      <text:p text:style-name="P5"><text:span text:style-name="T1"><text:tab/></text:span><text:span text:style-name="T2">(M)⋅(T−1)2</text:span><text:span text:style-name="T5">⋅</text:span><text:span text:style-name="T2">(M⋅T−2)=1</text:span></text:p>
      <text:p text:style-name="P7"/>
      <text:p text:style-name="P11"><text:soft-page-break/>Vibração de massa planetária</text:p>
      <text:p text:style-name="P6"/>
      <text:p text:style-name="P6">f = Frequência</text:p>
      <text:p text:style-name="P6">d = Densidade</text:p>
      <text:p text:style-name="P6">G = Constante da gravitação universal</text:p>
      <text:p text:style-name="P6"/>
      <text:p text:style-name="P5"><text:span text:style-name="T1"><text:tab/></text:span><text:span text:style-name="T2">G⋅d</text:span><text:span text:style-name="T5">⋅</text:span><text:span text:style-name="T2">f2</text:span></text:p>
      <text:p text:style-name="P5"><text:span text:style-name="T1"><text:tab/></text:span><text:span text:style-name="T2">(M−1⋅L3⋅T−2)⋅(M⋅L−3)</text:span><text:span text:style-name="T5">⋅</text:span><text:span text:style-name="T2">(T−1)2=1</text:span></text:p>
      <text:p text:style-name="P7"/>
      <text:p text:style-name="P6"><text:tab/><text:span text:style-name="T20">Vibração elástica</text:span></text:p>
      <text:p text:style-name="P6"/>
      <text:p text:style-name="P6">m = Massa</text:p>
      <text:p text:style-name="P6">k = <text:s/>Constante elástica da mola</text:p>
      <text:p text:style-name="P6">f = Frequência</text:p>
      <text:p text:style-name="P6"/>
      <text:p text:style-name="P5"><text:span text:style-name="T1"><text:tab/></text:span><text:span text:style-name="T2">m⋅f2</text:span><text:span text:style-name="T5">⋅</text:span><text:span text:style-name="T2">k</text:span></text:p>
      <text:p text:style-name="P5"><text:span text:style-name="T1"><text:tab/></text:span><text:span text:style-name="T2">(M)⋅(T−1)2</text:span><text:span text:style-name="T5">⋅</text:span><text:span text:style-name="T2">(M⋅T−2)=1</text:span></text:p>
      <text:p text:style-name="P7"/>
      <text:p text:style-name="P2"/>
      <text:p text:style-name="P2"><text:tab/><text:span text:style-name="T22">Em usinagem mecanica podemos listar os seguintes parametros</text:span></text:p>
      <text:p text:style-name="P2"/>
      <text:p text:style-name="P2"><text:span text:style-name="T12">Velocidade de corte da ferramenta</text:span><text:span text:style-name="T12"><draw:frame draw:style-name="fr1" draw:name="Object1" text:anchor-type="as-char" svg:y="-0.439cm" svg:width="2.277cm" svg:height="0.594cm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/>
      <text:p text:style-name="P3"><text:span text:style-name="T13">Profundidade do passo</text:span><draw:frame draw:style-name="fr1" draw:name="Object2" text:anchor-type="as-char" svg:y="-0.377cm" svg:width="1.466cm" svg:height="0.533cm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3">Avanço <draw:frame draw:style-name="fr1" draw:name="Object3" text:anchor-type="as-char" svg:y="-0.377cm" svg:width="1.45cm" svg:height="0.533cm" draw:z-index="1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Densidade do material <draw:frame draw:style-name="fr1" draw:name="Object4" text:anchor-type="as-char" svg:y="-0.437cm" svg:width="2.198cm" svg:height="0.545cm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4">Tensão de ruptura do material <draw:frame draw:style-name="fr1" draw:name="Object5" text:anchor-type="as-char" svg:y="-0.437cm" svg:width="3.094cm" svg:height="0.593cm" draw:z-index="2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>Tensão de escoamento do material <draw:frame draw:style-name="fr1" draw:name="Object6" text:anchor-type="as-char" svg:y="-0.439cm" svg:width="3.103cm" svg:height="0.594cm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Modulo de elasticidade do material <draw:frame draw:style-name="fr1" draw:name="Object7" text:anchor-type="as-char" svg:y="-0.437cm" svg:width="2.999cm" svg:height="0.542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"/>
      <text:p text:style-name="P4">Força aplicada na ferramenta de corte <draw:frame draw:style-name="fr1" draw:name="Object8" text:anchor-type="as-char" svg:y="-0.437cm" svg:width="2.693cm" svg:height="0.542cm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"/>
      <text:p text:style-name="P4">Algumas grandezas possuem mesma dimensão portanto, <text:span text:style-name="T14">vou eliminar as redundancias do processo de calculo dos admensionais.</text:span></text:p>
      <text:p text:style-name="P4"/>
      <text:p text:style-name="P4"><draw:frame draw:style-name="fr1" draw:name="Object9" text:anchor-type="as-char" svg:y="-1.519cm" svg:width="10.956cm" svg:height="2.782cm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/>
      <text:p text:style-name="P4"><draw:frame draw:style-name="fr1" draw:name="Object11" text:anchor-type="as-char" svg:y="-0.961cm" svg:width="17.806cm" svg:height="1.67cm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"/>
      <text:p text:style-name="P4"><text:soft-page-break/><draw:frame draw:style-name="fr1" draw:name="Object10" text:anchor-type="as-char" svg:y="-0.873cm" svg:width="3.886cm" svg:height="1.595cm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2" text:anchor-type="as-char" svg:y="-0.896cm" svg:width="6.75cm" svg:height="1.672cm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4"/>
      <text:p text:style-name="P4"><draw:frame draw:style-name="fr1" draw:name="Object13" text:anchor-type="as-char" svg:y="-1.413cm" svg:width="6.14cm" svg:height="2.672cm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5">=&gt;</text:span><draw:frame draw:style-name="fr1" draw:name="Object14" text:anchor-type="as-char" svg:y="-0.402cm" svg:width="2.2cm" svg:height="0.907cm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;<draw:frame draw:style-name="fr1" draw:name="Object15" text:anchor-type="as-char" svg:y="-0.623cm" svg:width="2.69cm" svg:height="1.125cm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"/>
      <text:p text:style-name="P1">Podemos colocar as outras grandezas no sistema:</text:p>
      <text:p text:style-name="P1"/>
      <text:p text:style-name="P1"><draw:frame draw:style-name="fr1" draw:name="Object16" text:anchor-type="as-char" svg:y="-0.533cm" svg:width="1.833cm" svg:height="1.03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1" draw:name="Object17" text:anchor-type="as-char" svg:y="-0.533cm" svg:width="1.833cm" svg:height="1.03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" draw:name="Object18" text:anchor-type="as-char" svg:y="-0.623cm" svg:width="1.834cm" svg:height="1.12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19" text:anchor-type="as-char" svg:y="-0.623cm" svg:width="2.836cm" svg:height="1.125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5:50:27.069066002</meta:creation-date>
    <dc:date>2020-09-12T14:23:43.446441246</dc:date>
    <meta:editing-duration>PT37M33S</meta:editing-duration>
    <meta:editing-cycles>10</meta:editing-cycles>
    <meta:generator>LibreOffice/5.1.6.2$Linux_X86_64 LibreOffice_project/10m0$Build-2</meta:generator>
    <meta:document-statistic meta:table-count="0" meta:image-count="0" meta:object-count="55" meta:page-count="6" meta:paragraph-count="145" meta:word-count="427" meta:character-count="2788" meta:non-whitespace-character-count="2407"/>
  </office:meta>
</office:document-meta>
</file>

<file path=Object 1/content.xml><?xml version="1.0" encoding="utf-8"?>
<math xmlns="http://www.w3.org/1998/Math/MathML" display="block">
  <semantics>
    <mrow>
      <msub>
        <mi mathvariant="normal">π</mi>
        <mn>1</mn>
      </msub>
      <mo stretchy="false">=</mo>
      <mfrac>
        <msub>
          <mi mathvariant="normal">σ</mi>
          <mi>r</mi>
        </msub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1} = { %sigma_{r}} over { V_{c}^{2} cdot %rho }</annotation>
  </semantics>
</math>
</file>

<file path=Object 10/content.xml><?xml version="1.0" encoding="utf-8"?>
<math xmlns="http://www.w3.org/1998/Math/MathML" display="block">
  <semantics>
    <mrow>
      <mrow>
        <mo fence="true" stretchy="false">[</mo>
        <mrow>
          <msub>
            <mi mathvariant="normal">σ</mi>
            <mi>e</mi>
          </msub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 %sigma _{e} ] =M cdot  L^{-1} cdot  T^{-2}</annotation>
  </semantics>
</math>
</file>

<file path=Object 11/content.xml><?xml version="1.0" encoding="utf-8"?>
<math xmlns="http://www.w3.org/1998/Math/MathML" display="block">
  <semantics>
    <mrow>
      <mrow>
        <mo fence="true" stretchy="false">[</mo>
        <mrow>
          <mi>E</mi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E] =M cdot  L^{-1} cdot  T^{-2}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i>F</mi>
        </mrow>
        <mo fence="true" stretchy="false">]</mo>
      </mrow>
      <mo stretchy="false">=</mo>
      <mrow>
        <mi>M</mi>
        <mo stretchy="false">⋅</mo>
        <mi>L</mi>
        <mo stretchy="false">⋅</mo>
        <msup>
          <mi>T</mi>
          <mrow>
            <mo stretchy="false">−</mo>
            <mn>2</mn>
          </mrow>
        </msup>
      </mrow>
    </mrow>
    <annotation encoding="StarMath 5.0">[F] =M cdot  L cdot  T^{-2}</annotation>
  </semantics>
</math>
</file>

<file path=Object 13/content.xml><?xml version="1.0" encoding="utf-8"?>
<math xmlns="http://www.w3.org/1998/Math/MathML" display="block">
  <semantics>
    <mrow>
      <mtable>
        <mtr>
          <mtd>
            <mrow/>
          </mtd>
          <mtd>
            <msub>
              <mi>V</mi>
              <mi>c</mi>
            </msub>
          </mtd>
          <mtd>
            <mi>a</mi>
          </mtd>
          <mtd>
            <mi mathvariant="normal">ρ</mi>
          </mtd>
          <mtd>
            <mi mathvariant="normal">σ</mi>
          </mtd>
          <mtd>
            <mi>F</mi>
          </mtd>
        </mtr>
        <mtr>
          <mtd>
            <mi>M</mi>
          </mtd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</mtr>
        <mtr>
          <mtd>
            <mi>L</mi>
          </mtd>
          <mtd>
            <mn>1</mn>
          </mtd>
          <mtd>
            <mn>1</mn>
          </mtd>
          <mtd>
            <mrow>
              <mo stretchy="false">−</mo>
              <mn>3</mn>
            </mrow>
          </mtd>
          <mtd>
            <mrow>
              <mo stretchy="false">−</mo>
              <mn>1</mn>
            </mrow>
          </mtd>
          <mtd>
            <mn>1</mn>
          </mtd>
        </mtr>
        <mtr>
          <mtd>
            <mi>T</mi>
          </mtd>
          <mtd>
            <mrow>
              <mo stretchy="false">−</mo>
              <mn>1</mn>
            </mrow>
          </mtd>
          <mtd>
            <mn>0</mn>
          </mtd>
          <mtd>
            <mn>0</mn>
          </mtd>
          <mtd>
            <mrow>
              <mo stretchy="false">−</mo>
              <mn>2</mn>
            </mrow>
          </mtd>
          <mtd>
            <mrow>
              <mo stretchy="false">−</mo>
              <mn>2</mn>
            </mrow>
          </mtd>
        </mtr>
      </mtable>
      <mo stretchy="false">⇒</mo>
      <mrow>
        <mrow>
          <mrow>
            <mo fence="true" stretchy="true">[</mo>
            <mrow>
              <mtable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row>
                      <mo stretchy="false">−</mo>
                      <mn>3</mn>
                    </mrow>
                  </mtd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0</mn>
                  </mtd>
                  <mtd>
                    <mn>0</mn>
                  </mtd>
                  <mtd>
                    <mrow>
                      <mo stretchy="false">−</mo>
                      <mn>2</mn>
                    </mrow>
                  </mtd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]</mo>
          </mrow>
          <mo stretchy="false">⋅</mo>
          <mrow>
            <mo fence="true" stretchy="true">[</mo>
            <mrow>
              <mtable>
                <mtr>
                  <mtd>
                    <mi>v</mi>
                  </mtd>
                </mtr>
                <mtr>
                  <mtd>
                    <mi>w</mi>
                  </mtd>
                </mtr>
                <mtr>
                  <mtd>
                    <mi>x</mi>
                  </mtd>
                </mtr>
                <mtr>
                  <mtd>
                    <mi>y</mi>
                  </mtd>
                </mtr>
                <mtr>
                  <mtd>
                    <mi>z</mi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matrix{ nospace { } # V_{c} # a # %rho # %sigma #F ## M # 0 # 0 # 1 # 1 # 1 ## L #1 # 1 # -3 # -1 # 1 ## T #-1 # 0 # 0 # -2 # -2} drarrow left [ matrix{0 # 0 # 1 # 1 # 1 ## 1 # 1 # -3 # -1 # 1 ## -1 # 0 # 0 # -2 # -2} right ] cdot left [ matrix{v ## w ## x ## y ## z} right ] = left [ matrix{0 ## 0 ## 0} right ]</annotation>
  </semantics>
</math>
</file>

<file path=Object 1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2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0</mn>
              </mtd>
              <mtd>
                <mn>2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2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  <mo stretchy="false">∼</mo>
      <mrow/>
    </mrow>
    <annotation encoding="StarMath 5.0">left [ matrix{0 # 0 # 1 # 1 # 1 # 0##1 # 1 # -3 # -1 # 1 # 0## -1 # 0 # 0 # -2 # -2# 0} right ]sim left [ matrix{0 # 0 # 1 # 1 # 1 # 0##1 # 1 # -3 # -1 # 1 # 0## 0 # 1 # -3 # -3 # -1# 0} right ] sim left [ matrix{0 # 0 # 1 # 1 # 1 # 0##1 # 1 # 0 # 2 # 4 # 0## 0 # 1 # 0 # 0 # 2# 0} right ]sim left [ matrix{1 # 1 # 0 # 2 # 4 # 0##0 # 1 # 0 # 0 # 2 # 0## 0 # 0 # 1 # 1 # 1# 0} right ] sim nospace{}</annotation>
  </semantics>
</math>
</file>

<file path=Object 15/content.xml><?xml version="1.0" encoding="utf-8"?>
<math xmlns="http://www.w3.org/1998/Math/MathML" display="block">
  <semantics>
    <mrow>
      <mrow/>
      <mo stretchy="false">∼</mo>
      <mrow>
        <mo fence="true" stretchy="true">{</mo>
        <mrow>
          <mtable>
            <mtr>
              <mtd>
                <mrow>
                  <mrow>
                    <mi>v</mi>
                    <mo stretchy="false">+</mo>
                    <mi>w</mi>
                    <mo stretchy="false">+</mo>
                    <mn>2</mn>
                  </mrow>
                  <mrow>
                    <mi>y</mi>
                    <mo stretchy="false">+</mo>
                    <mn>4</mn>
                  </mrow>
                  <mrow>
                    <mi>z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w</mi>
                    <mo stretchy="false">+</mo>
                    <mn>2</mn>
                  </mrow>
                  <mrow>
                    <mi>z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x</mi>
                    <mo stretchy="false">+</mo>
                    <mi>y</mi>
                    <mo stretchy="false">+</mo>
                    <mi>z</mi>
                  </mrow>
                  <mo stretchy="false">=</mo>
                  <mn>0</mn>
                </mrow>
              </mtd>
            </mtr>
          </mtable>
        </mrow>
        <mo fence="true" stretchy="true">}</mo>
      </mrow>
    </mrow>
    <annotation encoding="StarMath 5.0">nospace{} sim left lbrace stack{v+w+2y+4z=0 # w+2z=0 # x+y+z=0}  right rbrace </annotation>
  </semantics>
</math>
</file>

<file path=Object 16/content.xml><?xml version="1.0" encoding="utf-8"?>
<math xmlns="http://www.w3.org/1998/Math/MathML" display="block">
  <semantics>
    <mrow>
      <mi mathvariant="italic">seja</mi>
      <mrow/>
      <mrow>
        <mo fence="true" stretchy="true">{</mo>
        <mrow>
          <mtable>
            <mtr>
              <mtd>
                <mrow>
                  <mi>y</mi>
                  <mo stretchy="false">=</mo>
                  <mi mathvariant="normal">α</mi>
                </mrow>
              </mtd>
            </mtr>
            <mtr>
              <mtd>
                <mrow>
                  <mi>z</mi>
                  <mo stretchy="false">=</mo>
                  <mi mathvariant="normal">β</mi>
                </mrow>
              </mtd>
            </mtr>
          </mtable>
        </mrow>
        <mo fence="true" stretchy="true">}</mo>
      </mrow>
      <mo stretchy="false">⇒</mo>
      <mrow>
        <mo fence="true" stretchy="true">{</mo>
        <mrow>
          <mtable>
            <mtr>
              <mtd>
                <mrow>
                  <mi>x</mi>
                  <mo stretchy="false">=</mo>
                  <mrow>
                    <mrow>
                      <mo stretchy="false">−</mo>
                      <mi mathvariant="normal">α</mi>
                    </mrow>
                    <mo stretchy="false">−</mo>
                    <mi mathvariant="normal">β</mi>
                  </mrow>
                </mrow>
              </mtd>
            </mtr>
            <mtr>
              <mtd>
                <mrow>
                  <mrow>
                    <mi>w</mi>
                    <mo stretchy="false">=</mo>
                    <mrow>
                      <mo stretchy="false">−</mo>
                      <mn>2</mn>
                    </mrow>
                  </mrow>
                  <mi mathvariant="normal">β</mi>
                </mrow>
              </mtd>
            </mtr>
            <mtr>
              <mtd>
                <mrow>
                  <mrow>
                    <mi>v</mi>
                    <mo stretchy="false">+</mo>
                    <mrow>
                      <mo fence="true" stretchy="false">(</mo>
                      <mrow>
                        <mrow>
                          <mrow>
                            <mo stretchy="false">−</mo>
                            <mn>2</mn>
                          </mrow>
                          <mi mathvariant="normal">β</mi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i mathvariant="normal">α</mi>
                    <mo stretchy="false">+</mo>
                    <mn>4</mn>
                  </mrow>
                  <mrow>
                    <mi mathvariant="normal">β</mi>
                    <mo stretchy="false">=</mo>
                    <mn>0</mn>
                  </mrow>
                </mrow>
              </mtd>
            </mtr>
          </mtable>
        </mrow>
        <mo fence="true" stretchy="true">}</mo>
      </mrow>
    </mrow>
    <annotation encoding="StarMath 5.0">seja nospace{}left lbrace stack{y= %alpha # z=%beta}  right rbrace drarrow left lbrace stack{x=-%alpha -%beta # w=-2%beta # v+(-2%beta)+2%alpha+4%beta=0}  right rbrace  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v</mi>
              </mtd>
            </mtr>
            <mtr>
              <mtd>
                <mi>w</mi>
              </mtd>
            </mtr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row>
                    <mo stretchy="false">−</mo>
                    <mn>2</mn>
                  </mrow>
                  <mrow>
                    <mi mathvariant="normal">α</mi>
                    <mo stretchy="false">−</mo>
                    <mn>2</mn>
                  </mrow>
                  <mi mathvariant="normal">β</mi>
                </mrow>
              </mtd>
            </mtr>
            <mtr>
              <mtd>
                <mrow>
                  <mrow>
                    <mo stretchy="false">−</mo>
                    <mn>2</mn>
                  </mrow>
                  <mi mathvariant="normal">β</mi>
                </mrow>
              </mtd>
            </mtr>
            <mtr>
              <mtd>
                <mrow>
                  <mrow>
                    <mo stretchy="false">−</mo>
                    <mi mathvariant="normal">α</mi>
                  </mrow>
                  <mo stretchy="false">−</mo>
                  <mi mathvariant="normal">β</mi>
                </mrow>
              </mtd>
            </mtr>
            <mtr>
              <mtd>
                <mi mathvariant="normal">α</mi>
              </mtd>
            </mtr>
            <mtr>
              <mtd>
                <mi mathvariant="normal">β</mi>
              </mtd>
            </mtr>
          </mtable>
        </mrow>
        <mo fence="true" stretchy="true">]</mo>
      </mrow>
      <mo stretchy="false">=</mo>
      <mrow>
        <mrow>
          <mi mathvariant="normal">α</mi>
          <mo stretchy="false">⋅</mo>
          <mrow>
            <mo fence="true" stretchy="true">[</mo>
            <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n>0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+</mo>
        <mrow>
          <mi mathvariant="normal">β</mi>
          <mo stretchy="false">⋅</mo>
          <mrow>
            <mo fence="true" stretchy="true">[</mo>
            <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]</mo>
          </mrow>
        </mrow>
      </mrow>
    </mrow>
    <annotation encoding="StarMath 5.0">left [ stack{v # w # x # y # z}  right ] = left [ stack{-2%alpha-2%beta # -2%beta # -%alpha-%beta # %alpha # %beta}  right ] = %alpha cdot left [ stack{-2 # 0 # -1 # 1 # 0}  right ] + %beta cdot left [ stack{-2 # -2 # -1 # 0 # 1}  right ]</annotation>
  </semantics>
</math>
</file>

<file path=Object 18/content.xml><?xml version="1.0" encoding="utf-8"?>
<math xmlns="http://www.w3.org/1998/Math/MathML" display="block">
  <semantics>
    <mrow>
      <msub>
        <mi mathvariant="normal">π</mi>
        <mrow>
          <mo fence="true" stretchy="false">(</mo>
          <mrow>
            <mn>1,0</mn>
          </mrow>
          <mo fence="true" stretchy="false">)</mo>
        </mrow>
      </msub>
      <mo stretchy="false">=</mo>
      <mfrac>
        <mi mathvariant="normal">σ</mi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 _{(1,0)}= { %sigma } over { V_{c}^{2} cdot %rho }</annotation>
  </semantics>
</math>
</file>

<file path=Object 19/content.xml><?xml version="1.0" encoding="utf-8"?>
<math xmlns="http://www.w3.org/1998/Math/MathML" display="block">
  <semantics>
    <mrow>
      <msub>
        <mi mathvariant="normal">π</mi>
        <mrow>
          <mo fence="true" stretchy="false">(</mo>
          <mrow>
            <mn>0,1</mn>
          </mrow>
          <mo fence="true" stretchy="false">)</mo>
        </mrow>
      </msub>
      <mo stretchy="false">=</mo>
      <mfrac>
        <mi>F</mi>
        <mrow>
          <msubsup>
            <mi>V</mi>
            <mi>c</mi>
            <mn>2</mn>
          </msubsup>
          <mo stretchy="false">⋅</mo>
          <mi mathvariant="normal">ρ</mi>
          <mo stretchy="false">⋅</mo>
          <msup>
            <mi>a</mi>
            <mn>2</mn>
          </msup>
        </mrow>
      </mfrac>
    </mrow>
    <annotation encoding="StarMath 5.0">%pi _{(0,1)}= { F } over { V_{c}^{2} cdot %rho cdot a^{2} }</annotation>
  </semantics>
</math>
</file>

<file path=Object 2/content.xml><?xml version="1.0" encoding="utf-8"?>
<math xmlns="http://www.w3.org/1998/Math/MathML" display="block">
  <semantics>
    <mrow>
      <msub>
        <mi mathvariant="normal">π</mi>
        <mn>2</mn>
      </msub>
      <mo stretchy="false">=</mo>
      <mfrac>
        <msub>
          <mi mathvariant="normal">σ</mi>
          <mi>e</mi>
        </msub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2} = { %sigma_{e}} over { V_{c}^{2} cdot %rho }</annotation>
  </semantics>
</math>
</file>

<file path=Object 20/content.xml><?xml version="1.0" encoding="utf-8"?>
<math xmlns="http://www.w3.org/1998/Math/MathML" display="block">
  <semantics>
    <mrow>
      <mrow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3</mn>
                </mrow>
              </msup>
            </mrow>
          </mrow>
          <mo fence="true" stretchy="false">)</mo>
        </mrow>
        <mo stretchy="false">⋅</mo>
        <mrow>
          <mo fence="true" stretchy="false">(</mo>
          <mrow>
            <mrow>
              <mi>L</mi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⋅</mo>
        <mrow>
          <mo fence="true" stretchy="false">(</mo>
          <mrow>
            <mi>L</mi>
          </mrow>
          <mo fence="true" stretchy="false">)</mo>
        </mrow>
        <mo stretchy="false">⋅</mo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</mrow>
      <mo stretchy="false">=</mo>
      <mn>1</mn>
    </mrow>
    <annotation encoding="StarMath 5.0">( M cdot L^-3 ) cdot ( L cdot T^-1 ) cdot ( L ) cdot ( M cdot L^-1 cdot T^-1 ) = 1</annotation>
  </semantics>
</math>
</file>

<file path=Object 21/content.xml><?xml version="1.0" encoding="utf-8"?>
<math xmlns="http://www.w3.org/1998/Math/MathML" display="block">
  <semantics>
    <mrow>
      <mi mathvariant="normal">ℜ</mi>
      <mo stretchy="false">=</mo>
      <mrow>
        <mi mathvariant="normal">ρ</mi>
        <mo stretchy="false">⋅</mo>
        <mi>v</mi>
        <mo stretchy="false">⋅</mo>
        <mi>D</mi>
        <mo stretchy="false">⋅</mo>
        <mi mathvariant="normal">μ</mi>
      </mrow>
    </mrow>
    <annotation encoding="StarMath 5.0">%Ux211C = %rho cdot v cdot D cdot %mu </annotation>
  </semantics>
</math>
</file>

<file path=Object 22/content.xml><?xml version="1.0" encoding="utf-8"?>
<math xmlns="http://www.w3.org/1998/Math/MathML" display="block">
  <semantics>
    <mrow>
      <mi mathvariant="normal">E</mi>
      <mo stretchy="false">=</mo>
      <mrow>
        <mi mathvariant="normal">ρ</mi>
        <mo stretchy="false">⋅</mo>
        <msup>
          <mi>v</mi>
          <mn>2</mn>
        </msup>
        <mo stretchy="false">⋅</mo>
        <mi>P</mi>
      </mrow>
    </mrow>
    <annotation encoding="StarMath 5.0">%Ux0045  = %rho cdot v^2 cdot P</annotation>
  </semantics>
</math>
</file>

<file path=Object 23/content.xml><?xml version="1.0" encoding="utf-8"?>
<math xmlns="http://www.w3.org/1998/Math/MathML" display="block">
  <semantics>
    <mrow>
      <mrow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3</mn>
                </mrow>
              </msup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>L</mi>
                <mo stretchy="false">⋅</mo>
                <msup>
                  <mi>T</mi>
                  <mrow>
                    <mo stretchy="false">−</mo>
                    <mn>1</mn>
                  </mrow>
                </msup>
              </mrow>
            </mrow>
            <mo fence="true" stretchy="false">)</mo>
          </mrow>
          <mn>2</mn>
        </msup>
        <mo stretchy="false">⋅</mo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stretchy="false">)</mo>
        </mrow>
      </mrow>
      <mo stretchy="false">=</mo>
      <mn>1</mn>
    </mrow>
    <annotation encoding="StarMath 5.0">( M cdot L^-3 ) cdot ( L cdot T^-1 )^2 cdot ( M cdot L^-1 cdot T^-2 ) = 1</annotation>
  </semantics>
</math>
</file>

<file path=Object 24/content.xml><?xml version="1.0" encoding="utf-8"?>
<math xmlns="http://www.w3.org/1998/Math/MathML" display="block">
  <semantics>
    <mrow>
      <mi mathvariant="italic">We</mi>
      <mo stretchy="false">=</mo>
      <mfrac>
        <mrow>
          <mi mathvariant="normal">ρ</mi>
          <mo stretchy="false">⋅</mo>
          <msup>
            <mi>v</mi>
            <mn>2</mn>
          </msup>
          <mo stretchy="false">⋅</mo>
          <mi>l</mi>
        </mrow>
        <mi mathvariant="normal">σ</mi>
      </mfrac>
    </mrow>
    <annotation encoding="StarMath 5.0">We  = %rho cdot v^2 cdot l over %sigma </annotation>
  </semantics>
</math>
</file>

<file path=Object 25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3</mn>
                  </mrow>
                </msup>
              </mrow>
            </mrow>
            <mo fence="true" stretchy="false">)</mo>
          </mrow>
          <mo stretchy="false">⋅</mo>
          <msup>
            <mrow>
              <mo fence="true" stretchy="false">(</mo>
              <mrow>
                <mrow>
                  <mi>L</mi>
                  <mo stretchy="false">⋅</mo>
                  <msup>
                    <mi>T</mi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  <mn>2</mn>
          </msup>
          <mo stretchy="false">⋅</mo>
          <mrow>
            <mo fence="true" stretchy="false">(</mo>
            <mrow>
              <mi>L</mi>
            </mrow>
            <mo fence="true" stretchy="false">)</mo>
          </mrow>
        </mrow>
        <mrow>
          <mi>M</mi>
          <mo stretchy="false">⋅</mo>
          <msup>
            <mi>T</mi>
            <mrow>
              <mo stretchy="false">−</mo>
              <mn>2</mn>
            </mrow>
          </msup>
        </mrow>
      </mfrac>
      <mo stretchy="false">=</mo>
      <mn>1</mn>
    </mrow>
    <annotation encoding="StarMath 5.0">( M cdot L^-3 ) cdot ( L cdot T^-1 )^2 cdot (L) over { M cdot T^-2 } = 1</annotation>
  </semantics>
</math>
</file>

<file path=Object 26/content.xml><?xml version="1.0" encoding="utf-8"?>
<math xmlns="http://www.w3.org/1998/Math/MathML" display="block">
  <semantics>
    <mrow>
      <mi mathvariant="italic">Fr</mi>
      <mo stretchy="false">=</mo>
      <mfrac>
        <mi>v</mi>
        <msqrt>
          <mrow>
            <mi>g</mi>
            <mo stretchy="false">⋅</mo>
            <mi>l</mi>
          </mrow>
        </msqrt>
      </mfrac>
    </mrow>
    <annotation encoding="StarMath 5.0">Fr  = v over sqrt{g cdot l} </annotation>
  </semantics>
</math>
</file>

<file path=Object 27/content.xml><?xml version="1.0" encoding="utf-8"?>
<math xmlns="http://www.w3.org/1998/Math/MathML" display="block">
  <semantics>
    <mrow>
      <mfrac>
        <mrow>
          <mi>L</mi>
          <mo stretchy="false">⋅</mo>
          <msup>
            <mi>T</mi>
            <mrow>
              <mo stretchy="false">−</mo>
              <mn>1</mn>
            </mrow>
          </msup>
        </mrow>
        <msqrt>
          <mrow>
            <mrow>
              <mo fence="true" stretchy="false">(</mo>
              <mrow>
                <mrow>
                  <mi>L</mi>
                  <mo stretchy="false">⋅</mo>
                  <msup>
                    <mi>T</mi>
                    <mrow>
                      <mo stretchy="false">−</mo>
                      <mn>2</mn>
                    </mrow>
                  </msup>
                </mrow>
              </mrow>
              <mo fence="true" stretchy="false">)</mo>
            </mrow>
            <mo stretchy="false">⋅</mo>
            <mrow>
              <mo fence="true" stretchy="false">(</mo>
              <mrow>
                <mi>L</mi>
              </mrow>
              <mo fence="true" stretchy="false">)</mo>
            </mrow>
          </mrow>
        </msqrt>
      </mfrac>
      <mo stretchy="false">=</mo>
      <mn>1</mn>
    </mrow>
    <annotation encoding="StarMath 5.0">L cdot T^-1 over { sqrt{ (L cdot T^-2) cdot (L) } } = 1</annotation>
  </semantics>
</math>
</file>

<file path=Object 28/content.xml><?xml version="1.0" encoding="utf-8"?>
<math xmlns="http://www.w3.org/1998/Math/MathML" display="block">
  <semantics>
    <mfrac>
      <mrow>
        <mi>m</mi>
        <mo stretchy="false">⋅</mo>
        <msup>
          <mi>t</mi>
          <mn>2</mn>
        </msup>
        <mo stretchy="false">⋅</mo>
        <mi>G</mi>
      </mrow>
      <msup>
        <mi>R</mi>
        <mn>3</mn>
      </msup>
    </mfrac>
    <annotation encoding="StarMath 5.0">m cdot t^2 cdot G over R^3</annotation>
  </semantics>
</math>
</file>

<file path=Object 29/content.xml><?xml version="1.0" encoding="utf-8"?>
<math xmlns="http://www.w3.org/1998/Math/MathML" display="block">
  <semantics>
    <mrow>
      <mfrac>
        <mrow>
          <mrow>
            <mo fence="true" stretchy="false">(</mo>
            <mrow>
              <mi>M</mi>
            </mrow>
            <mo fence="true" stretchy="false">)</mo>
          </mrow>
          <mo stretchy="false">⋅</mo>
          <mrow>
            <mo fence="true" stretchy="false">(</mo>
            <mrow>
              <msup>
                <mi>T</mi>
                <mn>2</mn>
              </msup>
            </mrow>
            <mo fence="true" stretchy="false">)</mo>
          </mrow>
          <mo stretchy="false">⋅</mo>
          <mrow>
            <mo fence="true" stretchy="false">(</mo>
            <mrow>
              <mrow>
                <msup>
                  <mi>M</mi>
                  <mrow>
                    <mo stretchy="false">−</mo>
                    <mn>1</mn>
                  </mrow>
                </msup>
                <mo stretchy="false">⋅</mo>
                <msup>
                  <mi>L</mi>
                  <mn>3</mn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</mrow>
        <mrow>
          <mo fence="true" stretchy="false">(</mo>
          <mrow>
            <msup>
              <mi>L</mi>
              <mn>3</mn>
            </msup>
          </mrow>
          <mo fence="true" stretchy="false">)</mo>
        </mrow>
      </mfrac>
      <mo stretchy="false">=</mo>
      <mn>1</mn>
    </mrow>
    <annotation encoding="StarMath 5.0">( M ) cdot ( T^2 ) cdot ( M^-1 cdot L^3 cdot T^-2 ) over ( L^3 ) = 1</annotation>
  </semantics>
</math>
</file>

<file path=Object 3/content.xml><?xml version="1.0" encoding="utf-8"?>
<math xmlns="http://www.w3.org/1998/Math/MathML" display="block">
  <semantics>
    <mrow>
      <msub>
        <mi mathvariant="normal">π</mi>
        <mn>3</mn>
      </msub>
      <mo stretchy="false">=</mo>
      <mfrac>
        <mi>E</mi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3} = { E} over { V_{c}^{2} cdot %rho }</annotation>
  </semantics>
</math>
</file>

<file path=Object 30/content.xml><?xml version="1.0" encoding="utf-8"?>
<math xmlns="http://www.w3.org/1998/Math/MathML" display="block">
  <semantics>
    <mfrac>
      <mrow>
        <mi mathvariant="normal">σ</mi>
        <mo stretchy="false">⋅</mo>
        <mi>l</mi>
      </mrow>
      <mi>k</mi>
    </mfrac>
    <annotation encoding="StarMath 5.0"> %sigma cdot l over k</annotation>
  </semantics>
</math>
</file>

<file path=Object 31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row>
                  <mi>M</mi>
                  <mo stretchy="false">⋅</mo>
                  <msup>
                    <mi>L</mi>
                    <mrow>
                      <mo stretchy="false">−</mo>
                      <mn>1</mn>
                    </mrow>
                  </msup>
                </mrow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o stretchy="false">⋅</mo>
          <mrow>
            <mo fence="true" stretchy="false">(</mo>
            <mrow>
              <mi>L</mi>
            </mrow>
            <mo fence="true" stretchy="false">)</mo>
          </mrow>
        </mrow>
        <mrow>
          <mo fence="true" stretchy="false">(</mo>
          <mrow>
            <mrow>
              <mi>M</mi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stretchy="false">)</mo>
        </mrow>
      </mfrac>
      <mo stretchy="false">=</mo>
      <mn>1</mn>
    </mrow>
    <annotation encoding="StarMath 5.0">( M cdot L^-1 T^-2 ) cdot ( L ) over ( M cdot T^-2 ) = 1</annotation>
  </semantics>
</math>
</file>

<file path=Object 32/content.xml><?xml version="1.0" encoding="utf-8"?>
<math xmlns="http://www.w3.org/1998/Math/MathML" display="block">
  <semantics>
    <mfrac>
      <mrow>
        <mover accent="true">
          <mi>m</mi>
          <mo stretchy="false">˙</mo>
        </mover>
        <mo stretchy="false">⋅</mo>
        <mover accent="true">
          <mi>P</mi>
          <mo stretchy="false">˙</mo>
        </mover>
      </mrow>
      <mi>F</mi>
    </mfrac>
    <annotation encoding="StarMath 5.0">dot m cdot dot P over F </annotation>
  </semantics>
</math>
</file>

<file path=Object 33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34/content.xml><?xml version="1.0" encoding="utf-8"?>
<math xmlns="http://www.w3.org/1998/Math/MathML" display="block">
  <semantics>
    <mover accent="true">
      <mi>P</mi>
      <mo stretchy="false">˙</mo>
    </mover>
    <annotation encoding="StarMath 5.0">dot P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frac>
      <mrow>
        <mrow>
          <mo fence="true" stretchy="false">(</mo>
          <mrow>
            <mrow>
              <mi>M</mi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⋅</mo>
        <mrow>
          <mo fence="true" stretchy="false">(</mo>
          <mrow>
            <mrow>
              <mi>L</mi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</mrow>
      <mrow>
        <mo fence="true" stretchy="false">(</mo>
        <mrow>
          <mrow>
            <mi>M</mi>
            <mo stretchy="false">⋅</mo>
            <mi>L</mi>
            <mo stretchy="false">⋅</mo>
            <msup>
              <mi>T</mi>
              <mrow>
                <mo stretchy="false">−</mo>
                <mn>2</mn>
              </mrow>
            </msup>
          </mrow>
        </mrow>
        <mo fence="true" stretchy="false">)</mo>
      </mrow>
    </mfrac>
    <annotation encoding="StarMath 5.0">( M cdot T^-1 ) cdot ( L cdot T^-1 ) over ( M cdot L cdot T^-2 )</annotation>
  </semantics>
</math>
</file>

<file path=Object 37/content.xml><?xml version="1.0" encoding="utf-8"?>
<math xmlns="http://www.w3.org/1998/Math/MathML" display="block">
  <semantics>
    <mrow>
      <mrow>
        <mi mathvariant="normal">γ</mi>
        <mo stretchy="false">=</mo>
        <mi mathvariant="italic">peso</mi>
      </mrow>
      <mi mathvariant="italic">especifico</mi>
    </mrow>
    <annotation encoding="StarMath 5.0"> %gamma = peso especifico</annotation>
  </semantics>
</math>
</file>

<file path=Object 38/content.xml><?xml version="1.0" encoding="utf-8"?>
<math xmlns="http://www.w3.org/1998/Math/MathML" display="block">
  <semantics>
    <mrow>
      <mrow>
        <mi mathvariant="normal">σ</mi>
        <mo stretchy="false">=</mo>
        <mi mathvariant="italic">tensão</mi>
      </mrow>
      <mi mathvariant="italic">de</mi>
      <mi mathvariant="italic">escoamento</mi>
      <mi mathvariant="italic">ou</mi>
      <mi mathvariant="italic">de</mi>
      <mi mathvariant="italic">ruptura</mi>
    </mrow>
    <annotation encoding="StarMath 5.0"> %sigma = tensão de escoamento ou de ruptura</annotation>
  </semantics>
</math>
</file>

<file path=Object 39/content.xml><?xml version="1.0" encoding="utf-8"?>
<math xmlns="http://www.w3.org/1998/Math/MathML" display="block">
  <semantics>
    <mrow>
      <mrow>
        <mi>k</mi>
        <mo stretchy="false">=</mo>
        <mi mathvariant="italic">constante</mi>
      </mrow>
      <mi mathvariant="italic">elástica</mi>
      <mi mathvariant="italic">do</mi>
      <mi mathvariant="italic">material</mi>
    </mrow>
    <annotation encoding="StarMath 5.0">k = constante elástica do material</annotation>
  </semantics>
</math>
</file>

<file path=Object 4/content.xml><?xml version="1.0" encoding="utf-8"?>
<math xmlns="http://www.w3.org/1998/Math/MathML" display="block">
  <semantics>
    <mrow>
      <msub>
        <mi mathvariant="normal">π</mi>
        <mn>4</mn>
      </msub>
      <mo stretchy="false">=</mo>
      <mfrac>
        <mi>F</mi>
        <mrow>
          <msubsup>
            <mi>V</mi>
            <mi>c</mi>
            <mn>2</mn>
          </msubsup>
          <mo stretchy="false">⋅</mo>
          <mi mathvariant="normal">ρ</mi>
          <mo stretchy="false">⋅</mo>
          <msub>
            <mi>a</mi>
            <mi>x</mi>
          </msub>
          <mo stretchy="false">⋅</mo>
          <msub>
            <mi>a</mi>
            <mi>z</mi>
          </msub>
        </mrow>
      </mfrac>
    </mrow>
    <annotation encoding="StarMath 5.0">%pi _{4}= { F } over { V_{c}^{2} cdot %rho cdot a_{x} cdot a_{z} }</annotation>
  </semantics>
</math>
</file>

<file path=Object 40/content.xml><?xml version="1.0" encoding="utf-8"?>
<math xmlns="http://www.w3.org/1998/Math/MathML" display="block">
  <semantics>
    <mrow>
      <mi>l</mi>
      <mo stretchy="false">=</mo>
      <mi mathvariant="italic">comprimento</mi>
    </mrow>
    <annotation encoding="StarMath 5.0">l = comprimento</annotation>
  </semantics>
</math>
</file>

<file path=Object 41/content.xml><?xml version="1.0" encoding="utf-8"?>
<math xmlns="http://www.w3.org/1998/Math/MathML" display="block">
  <semantics>
    <mrow>
      <mtable>
        <mtr>
          <mtd>
            <mrow/>
          </mtd>
          <mtd>
            <mi mathvariant="normal">γ</mi>
          </mtd>
          <mtd>
            <mi mathvariant="normal">σ</mi>
          </mtd>
          <mtd>
            <mi>k</mi>
          </mtd>
          <mtd>
            <mi>l</mi>
          </mtd>
        </mtr>
        <mtr>
          <mtd>
            <mi>M</mi>
          </mtd>
          <mtd>
            <mn>0</mn>
          </mtd>
          <mtd>
            <mn>0</mn>
          </mtd>
          <mtd>
            <mn>1</mn>
          </mtd>
          <mtd>
            <mn>1</mn>
          </mtd>
        </mtr>
        <mtr>
          <mtd>
            <mi>L</mi>
          </mtd>
          <mtd>
            <mn>1</mn>
          </mtd>
          <mtd>
            <mn>1</mn>
          </mtd>
          <mtd>
            <mrow>
              <mo stretchy="false">−</mo>
              <mn>3</mn>
            </mrow>
          </mtd>
          <mtd>
            <mrow>
              <mo stretchy="false">−</mo>
              <mn>1</mn>
            </mrow>
          </mtd>
        </mtr>
        <mtr>
          <mtd>
            <mi>T</mi>
          </mtd>
          <mtd>
            <mrow>
              <mo stretchy="false">−</mo>
              <mn>1</mn>
            </mrow>
          </mtd>
          <mtd>
            <mn>0</mn>
          </mtd>
          <mtd>
            <mn>0</mn>
          </mtd>
          <mtd>
            <mrow>
              <mo stretchy="false">−</mo>
              <mn>2</mn>
            </mrow>
          </mtd>
        </mtr>
      </mtable>
      <mo stretchy="false">⇒</mo>
      <mrow>
        <mo fence="true" stretchy="true">{</mo>
        <mrow>
          <mtable>
            <mtr>
              <mtd>
                <mrow>
                  <mrow>
                    <mo stretchy="false">+</mo>
                    <mn>0</mn>
                  </mrow>
                  <mi>w</mi>
                </mrow>
              </mtd>
              <mtd>
                <mrow>
                  <mrow>
                    <mo stretchy="false">+</mo>
                    <mn>0</mn>
                  </mrow>
                  <mi>x</mi>
                </mrow>
              </mtd>
              <mtd>
                <mrow>
                  <mrow>
                    <mo stretchy="false">+</mo>
                    <mn>1</mn>
                  </mrow>
                  <mi>y</mi>
                </mrow>
              </mtd>
              <mtd>
                <mrow>
                  <mrow>
                    <mo stretchy="false">+</mo>
                    <mn>1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  <mtr>
              <mtd>
                <mrow>
                  <mrow>
                    <mo stretchy="false">+</mo>
                    <mn>1</mn>
                  </mrow>
                  <mi>w</mi>
                </mrow>
              </mtd>
              <mtd>
                <mrow>
                  <mrow>
                    <mo stretchy="false">+</mo>
                    <mn>1</mn>
                  </mrow>
                  <mi>x</mi>
                </mrow>
              </mtd>
              <mtd>
                <mrow>
                  <mrow>
                    <mo stretchy="false">−</mo>
                    <mn>3</mn>
                  </mrow>
                  <mi>y</mi>
                </mrow>
              </mtd>
              <mtd>
                <mrow>
                  <mrow>
                    <mo stretchy="false">−</mo>
                    <mn>1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  <mtr>
              <mtd>
                <mrow>
                  <mrow>
                    <mo stretchy="false">−</mo>
                    <mn>1</mn>
                  </mrow>
                  <mi>w</mi>
                </mrow>
              </mtd>
              <mtd>
                <mrow>
                  <mrow>
                    <mo stretchy="false">+</mo>
                    <mn>0</mn>
                  </mrow>
                  <mi>x</mi>
                </mrow>
              </mtd>
              <mtd>
                <mrow>
                  <mrow>
                    <mo stretchy="false">+</mo>
                    <mn>0</mn>
                  </mrow>
                  <mi>y</mi>
                </mrow>
              </mtd>
              <mtd>
                <mrow>
                  <mrow>
                    <mo stretchy="false">−</mo>
                    <mn>2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</mtable>
        </mrow>
        <mo fence="true" stretchy="true">}</mo>
      </mrow>
    </mrow>
    <annotation encoding="StarMath 5.0">matrix{
	nospace{} # %gamma # %sigma #  k #  l ##
	M #   0    #      0 #  1 #  1 ##
	L #   1    #      1 # -3 # -1 ##
	T #  -1    #      0 #  0 # -2 } drarrow left lbrace
matrix{
	+0w#+0x#+1y#+1z#nospace{}=0##
	+1w#+1x#-3y#-1z#nospace{}=0##
	-1w#+0x#+0y#-2z#nospace{}=0} right rbrace 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sub>
                  <mi>X</mi>
                  <mn>1,</mn>
                </msub>
              </mtd>
              <mtd>
                <msub>
                  <mi>X</mi>
                  <mn>2,</mn>
                </msub>
              </mtd>
              <mtd>
                <msub>
                  <mi>X</mi>
                  <mn>3,</mn>
                </msub>
              </mtd>
              <mtd>
                <msub>
                  <mi>X</mi>
                  <mn>4</mn>
                </msub>
              </mtd>
            </mtr>
          </mtable>
        </mrow>
        <mo fence="true" stretchy="false">)</mo>
      </mrow>
      <mo stretchy="false">=</mo>
      <mrow>
        <mrow>
          <msub>
            <mi>X</mi>
            <mn>3</mn>
          </msub>
          <mo stretchy="false">⋅</mo>
          <mrow>
            <mo fence="true" stretchy="false">(</mo>
            <mrow>
              <mtable>
                <mtr>
                  <mtd>
                    <mn>1</mn>
                  </mtd>
                  <mtd>
                    <mrow>
                      <mo stretchy="false">−</mo>
                      <mn>2</mn>
                    </mrow>
                  </mtd>
                  <mtd>
                    <mn>1</mn>
                  </mtd>
                  <mtd>
                    <mn>0</mn>
                  </mtd>
                </mtr>
              </mtable>
            </mrow>
            <mo fence="true" stretchy="false">)</mo>
          </mrow>
        </mrow>
        <mo stretchy="false">+</mo>
        <mrow>
          <msub>
            <mi>X</mi>
            <mn>4</mn>
          </msub>
          <mo stretchy="false">⋅</mo>
          <mrow>
            <mo fence="true" stretchy="false">(</mo>
            <mrow>
              <mtable>
                <mtr>
                  <mtd>
                    <mn>1</mn>
                  </mtd>
                  <mtd>
                    <mrow>
                      <mo stretchy="false">−</mo>
                      <mn>1</mn>
                    </mrow>
                  </mtd>
                  <mtd>
                    <mn>0</mn>
                  </mtd>
                  <mtd>
                    <mn>1</mn>
                  </mtd>
                </mtr>
              </mtable>
            </mrow>
            <mo fence="true" stretchy="false">)</mo>
          </mrow>
        </mrow>
      </mrow>
    </mrow>
    <annotation encoding="StarMath 5.0">(matrix{X_1, # X_2, # X_3, # X_4}) = X_3 cdot ( matrix{1# -2# 1# 0} ) + X_4 cdot ( matrix{1# -1# 0# 1} )</annotation>
  </semantics>
</math>
</file>

<file path=Object 43/content.xml><?xml version="1.0" encoding="utf-8"?>
<math xmlns="http://www.w3.org/1998/Math/MathML" display="block">
  <semantics>
    <mrow>
      <msub>
        <mi mathvariant="normal">π</mi>
        <mn>1</mn>
      </msub>
      <mo stretchy="false">=</mo>
      <mfrac>
        <mrow>
          <mi mathvariant="normal">γ</mi>
          <mo stretchy="false">⋅</mo>
          <mi>k</mi>
        </mrow>
        <msup>
          <mi mathvariant="normal">σ</mi>
          <mn>2</mn>
        </msup>
      </mfrac>
    </mrow>
    <annotation encoding="StarMath 5.0">%pi_1 = %gamma cdot k over %sigma^2</annotation>
  </semantics>
</math>
</file>

<file path=Object 44/content.xml><?xml version="1.0" encoding="utf-8"?>
<math xmlns="http://www.w3.org/1998/Math/MathML" display="block">
  <semantics>
    <mrow>
      <msub>
        <mi mathvariant="normal">π</mi>
        <mn>2</mn>
      </msub>
      <mo stretchy="false">=</mo>
      <mfrac>
        <mrow>
          <mi mathvariant="normal">γ</mi>
          <mo stretchy="false">⋅</mo>
          <mi>l</mi>
        </mrow>
        <mi mathvariant="normal">σ</mi>
      </mfrac>
    </mrow>
    <annotation encoding="StarMath 5.0">%pi_2 = %gamma cdot l over %sigma</annotation>
  </semantics>
</math>
</file>

<file path=Object 45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2</mn>
                  </mrow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M</mi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</mrow>
        <msup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1</mn>
                  </mrow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n>2</mn>
        </msup>
      </mfrac>
      <mo stretchy="false">=</mo>
      <mn>1</mn>
    </mrow>
    <annotation encoding="StarMath 5.0">( M cdot L^-2 cdot T^-2) cdot ( M cdot T^-2 ) over ( M cdot L^-1 cdot T^-2 )^2 = 1</annotation>
  </semantics>
</math>
</file>

<file path=Object 4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2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2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left [
	matrix{
	0#      0 #  1 #  1 # 0##
	1#      1 # -3 # -1 # 0##
	-1 #      0 #  0 # -2 # 0 } right ] sim

left [ matrix{
	1 # 0 # -1 # -1 # 0 ##
	0 # 1 # 2 # 1 # 0 ##
	0 # 0 # 0 # 0 # 0}  right ]</annotation>
  </semantics>
</math>
</file>

<file path=Object 47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2</mn>
                  </mrow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o stretchy="false">⋅</mo>
          <mrow>
            <mo fence="true" stretchy="false">(</mo>
            <mrow>
              <mi>L</mi>
            </mrow>
            <mo fence="true" stretchy="false">)</mo>
          </mrow>
        </mrow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stretchy="false">)</mo>
        </mrow>
      </mfrac>
      <mo stretchy="false">=</mo>
      <mn>1</mn>
    </mrow>
    <annotation encoding="StarMath 5.0">( M cdot L^-2 cdot T^-2) cdot ( L ) over ( M cdot L^-1 cdot T^-2 ) = 1</annotation>
  </semantics>
</math>
</file>

<file path=Object 48/content.xml><?xml version="1.0" encoding="utf-8"?>
<math xmlns="http://www.w3.org/1998/Math/MathML" display="block">
  <semantics>
    <mrow>
      <mi mathvariant="normal">ρ</mi>
      <mo stretchy="false">=</mo>
      <mi mathvariant="italic">densidade</mi>
    </mrow>
    <annotation encoding="StarMath 5.0">%rho = densidade</annotation>
  </semantics>
</math>
</file>

<file path=Object 49/content.xml><?xml version="1.0" encoding="utf-8"?>
<math xmlns="http://www.w3.org/1998/Math/MathML" display="block">
  <semantics>
    <mrow>
      <mi>v</mi>
      <mo stretchy="false">=</mo>
      <mi mathvariant="italic">velocidade</mi>
    </mrow>
    <annotation encoding="StarMath 5.0">v = velocidade</annotation>
  </semantics>
</math>
</file>

<file path=Object 5/content.xml><?xml version="1.0" encoding="utf-8"?>
<math xmlns="http://www.w3.org/1998/Math/MathML" display="block">
  <semantics>
    <mrow>
      <mrow>
        <mo fence="true" stretchy="false">[</mo>
        <mrow>
          <msub>
            <mi>V</mi>
            <mi>c</mi>
          </msub>
        </mrow>
        <mo fence="true" stretchy="false">]</mo>
      </mrow>
      <mo stretchy="false">=</mo>
      <mrow>
        <mi>L</mi>
        <mo stretchy="false">⋅</mo>
        <msup>
          <mi>T</mi>
          <mrow>
            <mo stretchy="false">−</mo>
            <mn>1</mn>
          </mrow>
        </msup>
      </mrow>
    </mrow>
    <annotation encoding="StarMath 5.0">[ V_{c}]=L cdot T^{-1}</annotation>
  </semantics>
</math>
</file>

<file path=Object 50/content.xml><?xml version="1.0" encoding="utf-8"?>
<math xmlns="http://www.w3.org/1998/Math/MathML" display="block">
  <semantics>
    <mrow>
      <mi mathvariant="normal">σ</mi>
      <mo stretchy="false">=</mo>
      <mi mathvariant="italic">pressão</mi>
    </mrow>
    <annotation encoding="StarMath 5.0">%sigma = pressão</annotation>
  </semantics>
</math>
</file>

<file path=Object 51/content.xml><?xml version="1.0" encoding="utf-8"?>
<math xmlns="http://www.w3.org/1998/Math/MathML" display="block">
  <semantics>
    <mrow>
      <mtable>
        <mtr>
          <mtd>
            <mrow/>
          </mtd>
          <mtd>
            <mi mathvariant="normal">ρ</mi>
          </mtd>
          <mtd>
            <mi mathvariant="normal">σ</mi>
          </mtd>
          <mtd>
            <mi>v</mi>
          </mtd>
        </mtr>
        <mtr>
          <mtd>
            <mi>M</mi>
          </mtd>
          <mtd>
            <mn>1</mn>
          </mtd>
          <mtd>
            <mn>1</mn>
          </mtd>
          <mtd>
            <mn>0</mn>
          </mtd>
        </mtr>
        <mtr>
          <mtd>
            <mi>L</mi>
          </mtd>
          <mtd>
            <mrow>
              <mo stretchy="false">−</mo>
              <mn>3</mn>
            </mrow>
          </mtd>
          <mtd>
            <mrow>
              <mo stretchy="false">−</mo>
              <mn>1</mn>
            </mrow>
          </mtd>
          <mtd>
            <mn>1</mn>
          </mtd>
        </mtr>
        <mtr>
          <mtd>
            <mi>T</mi>
          </mtd>
          <mtd>
            <mn>0</mn>
          </mtd>
          <mtd>
            <mrow>
              <mo stretchy="false">−</mo>
              <mn>2</mn>
            </mrow>
          </mtd>
          <mtd>
            <mrow>
              <mo stretchy="false">−</mo>
              <mn>1</mn>
            </mrow>
          </mtd>
        </mtr>
      </mtable>
      <mo stretchy="false">⇒</mo>
      <mrow>
        <mo fence="true" stretchy="true">{</mo>
        <mrow>
          <mtable>
            <mtr>
              <mtd>
                <mrow>
                  <mrow>
                    <mo stretchy="false">+</mo>
                    <mn>1</mn>
                  </mrow>
                  <mi>x</mi>
                </mrow>
              </mtd>
              <mtd>
                <mrow>
                  <mrow>
                    <mo stretchy="false">+</mo>
                    <mn>1</mn>
                  </mrow>
                  <mi>y</mi>
                </mrow>
              </mtd>
              <mtd>
                <mrow>
                  <mrow>
                    <mo stretchy="false">+</mo>
                    <mn>0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  <mtr>
              <mtd>
                <mrow>
                  <mrow>
                    <mo stretchy="false">−</mo>
                    <mn>3</mn>
                  </mrow>
                  <mi>x</mi>
                </mrow>
              </mtd>
              <mtd>
                <mrow>
                  <mrow>
                    <mo stretchy="false">−</mo>
                    <mn>1</mn>
                  </mrow>
                  <mi>y</mi>
                </mrow>
              </mtd>
              <mtd>
                <mrow>
                  <mrow>
                    <mo stretchy="false">+</mo>
                    <mn>1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  <mtr>
              <mtd>
                <mrow>
                  <mrow>
                    <mo stretchy="false">+</mo>
                    <mn>0</mn>
                  </mrow>
                  <mi>x</mi>
                </mrow>
              </mtd>
              <mtd>
                <mrow>
                  <mrow>
                    <mo stretchy="false">−</mo>
                    <mn>2</mn>
                  </mrow>
                  <mi>y</mi>
                </mrow>
              </mtd>
              <mtd>
                <mrow>
                  <mrow>
                    <mo stretchy="false">−</mo>
                    <mn>1</mn>
                  </mrow>
                  <mi>z</mi>
                </mrow>
              </mtd>
              <mtd>
                <mrow>
                  <mrow/>
                  <mo stretchy="false">=</mo>
                  <mn>0</mn>
                </mrow>
              </mtd>
            </mtr>
          </mtable>
        </mrow>
        <mo fence="true" stretchy="true">}</mo>
      </mrow>
    </mrow>
    <annotation encoding="StarMath 5.0">matrix{
	nospace{} # %rho # %sigma # v ##
	M #  1 #  1 #  0 ##
	L # -3 # -1 #  1 ##
	T #  0 # -2 # -1 } drarrow left lbrace
matrix{
	+1x#+1y#+0z#nospace{}=0##
	-3x#-1y#+1z#nospace{}=0##
	+0x#-2y#-1z#nospace{}=0} right rbrace </annotation>
  </semantics>
</math>
</file>

<file path=Object 5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frac bevelled="true">
                  <mrow>
                    <mo stretchy="false">−</mo>
                    <mn>1</mn>
                  </mrow>
                  <mn>2</mn>
                </mfrac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frac bevelled="true">
                  <mn>1</mn>
                  <mn>2</mn>
                </mfrac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</mrow>
    <annotation encoding="StarMath 5.0">left [
	matrix{
	 1 #  1 #  0 # 0##
	-3 # -1 #  1 # 0##
	 0 # -2 # -1 # 0 } right ] sim

left [ matrix{
	1 # 0 # -1 wideslash 2 # 0 ##
	0 # 1 #  1 wideslash 2 # 0 ##
	0 # 0 # 0 # 0}  right ]</annotation>
  </semantics>
</math>
</file>

<file path=Object 53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sub>
                  <mi>X</mi>
                  <mn>1,</mn>
                </msub>
              </mtd>
              <mtd>
                <msub>
                  <mi>X</mi>
                  <mn>2,</mn>
                </msub>
              </mtd>
              <mtd>
                <msub>
                  <mi>X</mi>
                  <mn>3</mn>
                </msub>
              </mtd>
            </mtr>
          </mtable>
        </mrow>
        <mo fence="true" stretchy="false">)</mo>
      </mrow>
      <mo stretchy="false">=</mo>
      <mrow>
        <msub>
          <mi>X</mi>
          <mn>3</mn>
        </msub>
        <mo stretchy="false">⋅</mo>
        <mrow>
          <mo fence="true" stretchy="false">(</mo>
          <mrow>
            <mtable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2</mn>
                </mtd>
              </mtr>
            </mtable>
          </mrow>
          <mo fence="true" stretchy="false">)</mo>
        </mrow>
      </mrow>
    </mrow>
    <annotation encoding="StarMath 5.0">(matrix{X_1, # X_2, # X_3}) = X_3 cdot ( matrix{1 # -1 # 2} )</annotation>
  </semantics>
</math>
</file>

<file path=Object 56/content.xml><?xml version="1.0" encoding="utf-8"?>
<math xmlns="http://www.w3.org/1998/Math/MathML" display="block">
  <semantics>
    <mrow>
      <msub>
        <mi mathvariant="normal">π</mi>
        <mn>1</mn>
      </msub>
      <mo stretchy="false">=</mo>
      <mfrac>
        <mrow>
          <mi mathvariant="normal">ρ</mi>
          <mo stretchy="false">⋅</mo>
          <msup>
            <mi>v</mi>
            <mn>2</mn>
          </msup>
        </mrow>
        <mi mathvariant="normal">σ</mi>
      </mfrac>
    </mrow>
    <annotation encoding="StarMath 5.0">%pi_1 = %rho cdot v^2 over %sigma</annotation>
  </semantics>
</math>
</file>

<file path=Object 57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3</mn>
                  </mrow>
                </msup>
              </mrow>
            </mrow>
            <mo fence="true" stretchy="false">)</mo>
          </mrow>
          <mo stretchy="false">⋅</mo>
          <msup>
            <mrow>
              <mo fence="true" stretchy="false">(</mo>
              <mrow>
                <mrow>
                  <mi>L</mi>
                  <mo stretchy="false">⋅</mo>
                  <msup>
                    <mi>T</mi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  <mn>2</mn>
          </msup>
        </mrow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stretchy="false">)</mo>
        </mrow>
      </mfrac>
      <mo stretchy="false">=</mo>
      <mn>1</mn>
    </mrow>
    <annotation encoding="StarMath 5.0">( M cdot L^-3 ) cdot ( L cdot T^-1 )^2 over  ( M cdot L^-1 cdot T^-2 ) = 1</annotation>
  </semantics>
</math>
</file>

<file path=Object 6/content.xml><?xml version="1.0" encoding="utf-8"?>
<math xmlns="http://www.w3.org/1998/Math/MathML" display="block">
  <semantics>
    <mrow>
      <mrow>
        <mo fence="true" stretchy="false">[</mo>
        <mrow>
          <msub>
            <mi>a</mi>
            <mi>x</mi>
          </msub>
        </mrow>
        <mo fence="true" stretchy="false">]</mo>
      </mrow>
      <mo stretchy="false">=</mo>
      <mi>L</mi>
    </mrow>
    <annotation encoding="StarMath 5.0">[ a_{x}]=L</annotation>
  </semantics>
</math>
</file>

<file path=Object 7/content.xml><?xml version="1.0" encoding="utf-8"?>
<math xmlns="http://www.w3.org/1998/Math/MathML" display="block">
  <semantics>
    <mrow>
      <mrow>
        <mo fence="true" stretchy="false">[</mo>
        <mrow>
          <msub>
            <mi>a</mi>
            <mi>z</mi>
          </msub>
        </mrow>
        <mo fence="true" stretchy="false">]</mo>
      </mrow>
      <mo stretchy="false">=</mo>
      <mi>L</mi>
    </mrow>
    <annotation encoding="StarMath 5.0">[ a_{z}]=L</annotation>
  </semantics>
</math>
</file>

<file path=Object 8/content.xml><?xml version="1.0" encoding="utf-8"?>
<math xmlns="http://www.w3.org/1998/Math/MathML" display="block">
  <semantics>
    <mrow>
      <mrow>
        <mo fence="true" stretchy="false">[</mo>
        <mrow>
          <mi mathvariant="normal">ρ</mi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3</mn>
          </mrow>
        </msup>
      </mrow>
    </mrow>
    <annotation encoding="StarMath 5.0">[ %rho ] = M cdot L^{-3}</annotation>
  </semantics>
</math>
</file>

<file path=Object 9/content.xml><?xml version="1.0" encoding="utf-8"?>
<math xmlns="http://www.w3.org/1998/Math/MathML" display="block">
  <semantics>
    <mrow>
      <mrow>
        <mo fence="true" stretchy="false">[</mo>
        <mrow>
          <msub>
            <mi mathvariant="normal">σ</mi>
            <mi>r</mi>
          </msub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 %sigma _{r} ] =M cdot  L^{-1} cdot  T^{-2}</annotation>
  </semantics>
</math>
</file>